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ee6ef" draw:textarea-horizontal-align="justify" draw:textarea-vertical-align="middle" draw:auto-grow-height="false" fo:min-height="28.45cm" fo:min-width="35.9cm"/>
    </style:style>
    <style:style style:name="gr2" style:family="graphic" style:parent-style-name="standard">
      <style:graphic-properties svg:stroke-color="#000000" draw:fill-color="#729fcf" draw:opacity="28%" draw:textarea-horizontal-align="justify" draw:textarea-vertical-align="top" draw:auto-grow-height="false" fo:min-height="27.05cm" fo:min-width="21.6cm"/>
    </style:style>
    <style:style style:name="gr3" style:family="graphic" style:parent-style-name="standard">
      <style:graphic-properties svg:stroke-color="#000000" svg:stroke-opacity="50%" draw:fill-color="#dde8cb" draw:opacity="50%" draw:textarea-horizontal-align="justify" draw:textarea-vertical-align="top" draw:auto-grow-height="false" fo:min-height="13.85cm" fo:min-width="7.8cm"/>
    </style:style>
    <style:style style:name="gr4" style:family="graphic" style:parent-style-name="standard">
      <style:graphic-properties svg:stroke-color="#000000" draw:fill-color="#cccccc" draw:textarea-horizontal-align="justify" draw:textarea-vertical-align="middle" draw:auto-grow-height="false" fo:min-height="11.371cm" fo:min-width="4.53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1cm" fo:min-width="2.965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svg:stroke-width="0.2cm" svg:stroke-color="#3465a4" draw:marker-start-width="0.8cm" draw:marker-end-width="0.8cm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svg:stroke-color="#000000" draw:fill-color="#dddddd" draw:textarea-horizontal-align="justify" draw:textarea-vertical-align="middle" draw:auto-grow-height="false" fo:min-height="0.01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1cm" fo:min-width="1.12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1cm" fo:min-width="1.069cm"/>
    </style:style>
    <style:style style:name="gr11" style:family="graphic" style:parent-style-name="objectwithoutfill">
      <style:graphic-properties draw:marker-end="Arrow" draw:fill="solid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1cm" fo:min-width="4.02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2cm" fo:min-width="4.02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1cm" fo:min-width="5.92cm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026cm" fo:min-width="5.2cm"/>
    </style:style>
    <style:style style:name="gr16" style:family="graphic" style:parent-style-name="standard">
      <style:graphic-properties svg:stroke-color="#000000" draw:fill-color="#ffffd7" draw:textarea-horizontal-align="justify" draw:textarea-vertical-align="middle" draw:auto-grow-height="false" fo:min-height="3.5cm" fo:min-width="3.022cm"/>
    </style:style>
    <style:style style:name="gr17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1.747cm" fo:min-width="1.401cm"/>
    </style:style>
    <style:style style:name="gr18" style:family="graphic" style:parent-style-name="standard">
      <style:graphic-properties svg:stroke-color="#000000" draw:fill-color="#cccccc" draw:textarea-horizontal-align="justify" draw:textarea-vertical-align="middle" draw:auto-grow-height="false" fo:min-height="7.473cm" fo:min-width="6.65cm"/>
    </style:style>
    <style:style style:name="gr19" style:family="graphic" style:parent-style-name="objectwithoutfill">
      <style:graphic-properties draw:marker-end="Arrow" draw:marker-end-width="0.3cm" draw:fill="solid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8cm" fo:min-width="2.27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8cm" fo:min-width="2.388cm"/>
    </style:style>
    <style:style style:name="gr22" style:family="graphic" style:parent-style-name="standard">
      <style:graphic-properties svg:stroke-color="#000000" draw:fill-color="#dddddd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svg:stroke-color="#000000" svg:stroke-opacity="50%" draw:fill-color="#dde8cb" draw:opacity="50%" draw:textarea-horizontal-align="justify" draw:textarea-vertical-align="middle" draw:auto-grow-height="false" fo:min-height="7.25cm" fo:min-width="7.8cm"/>
    </style:style>
    <style:style style:name="gr24" style:family="graphic" style:parent-style-name="standard">
      <style:graphic-properties svg:stroke-color="#000000" svg:stroke-opacity="50%" draw:fill-color="#000000" draw:opacity="75%" draw:textarea-horizontal-align="justify" draw:textarea-vertical-align="middle" draw:auto-grow-height="false" fo:min-height="0.882cm" fo:min-width="0.42cm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style:paragraph-properties fo:text-align="center" style:writing-mode="lr-tb"/>
      <style:text-properties fo:font-size="24pt" style:font-size-asian="24pt" style:font-size-complex="24pt"/>
    </style:style>
    <style:style style:name="P3" style:family="paragraph">
      <loext:graphic-properties draw:fill-color="#729fcf" draw:opacity="28%"/>
      <style:paragraph-properties fo:text-align="center" style:writing-mode="lr-tb"/>
      <style:text-properties fo:font-size="24pt" style:font-size-asian="24pt" style:font-size-complex="24pt"/>
    </style:style>
    <style:style style:name="P4" style:family="paragraph">
      <style:paragraph-properties fo:text-align="center" style:writing-mode="lr-tb"/>
      <style:text-properties fo:font-size="16pt" style:font-size-asian="16pt" style:font-size-complex="16pt"/>
    </style:style>
    <style:style style:name="P5" style:family="paragraph">
      <loext:graphic-properties draw:fill-color="#dde8cb" draw:opacity="50%"/>
      <style:paragraph-properties fo:text-align="center" style:writing-mode="lr-tb"/>
      <style:text-properties fo:font-size="16pt" style:font-size-asian="16pt" style:font-size-complex="16pt"/>
    </style:style>
    <style:style style:name="P6" style:family="paragraph">
      <loext:graphic-properties draw:fill-color="#cccccc"/>
      <style:paragraph-properties fo:text-align="center" style:writing-mode="lr-tb"/>
      <style:text-properties fo:font-size="24pt" style:font-size-asian="24pt" style:font-size-complex="24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4pt" style:font-size-asian="24pt" style:font-size-complex="24pt"/>
    </style:style>
    <style:style style:name="P9" style:family="paragraph">
      <style:paragraph-properties fo:text-align="center"/>
    </style:style>
    <style:style style:name="P10" style:family="paragraph">
      <loext:graphic-properties draw:fill-color="#dddddd"/>
      <style:paragraph-properties fo:text-align="center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-color="#ffffd7"/>
      <style:paragraph-properties fo:text-align="center" style:writing-mode="lr-tb"/>
      <style:text-properties fo:font-size="16pt" style:font-size-asian="16pt" style:font-size-complex="16pt"/>
    </style:style>
    <style:style style:name="P14" style:family="paragraph">
      <loext:graphic-properties draw:fill-color="#729fcf" draw:opacity="100%"/>
      <style:paragraph-properties fo:text-align="center" style:writing-mode="lr-tb"/>
      <style:text-properties fo:font-size="16pt" style:font-size-asian="16pt" style:font-size-complex="16pt"/>
    </style:style>
    <style:style style:name="P15" style:family="paragraph">
      <loext:graphic-properties draw:fill-color="#cccccc"/>
      <style:paragraph-properties fo:text-align="center" style:writing-mode="lr-tb"/>
      <style:text-properties fo:font-size="16pt" style:font-size-asian="16pt" style:font-size-complex="16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6pt" style:font-size-asian="26pt" style:font-size-complex="26pt"/>
    </style:style>
    <style:style style:name="P18" style:family="paragraph">
      <loext:graphic-properties draw:fill-color="#dde8cb" draw:opacity="50%"/>
      <style:paragraph-properties fo:text-align="center" style:writing-mode="lr-tb"/>
      <style:text-properties fo:font-size="26pt" style:font-size-asian="26pt" style:font-size-complex="26pt"/>
    </style:style>
    <style:style style:name="P19" style:family="paragraph">
      <loext:graphic-properties draw:fill-color="#000000" draw:opacity="75%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language="en" fo:country="GB" style:font-size-asian="24pt" style:font-size-complex="24pt"/>
    </style:style>
    <style:style style:name="T3" style:family="text">
      <style:text-properties fo:font-size="16pt" fo:language="en" fo:country="GB" style:font-size-asian="16pt" style:font-size-complex="16pt"/>
    </style:style>
    <style:style style:name="T4" style:family="text">
      <style:text-properties style:font-name="Liberation Sans1" fo:font-size="24pt" fo:language="en" fo:country="GB" style:font-name-asian="Liberation Sans1" style:font-size-asian="24pt" style:font-name-complex="Liberation Sans1" style:font-size-complex="24pt"/>
    </style:style>
    <style:style style:name="T5" style:family="text">
      <style:text-properties style:font-name="Liberation Sans1" fo:font-size="24pt" style:font-name-asian="Liberation Sans1" style:font-size-asian="24pt" style:font-name-complex="Liberation Sans1" style:font-size-complex="24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language="en" fo:country="GB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6.4cm" svg:height="28.7cm" svg:x="5.1cm" svg:y="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7" draw:id="id7" draw:layer="layout" svg:width="22.1cm" svg:height="27.3cm" svg:x="18.8cm" svg:y="1.2cm">
          <text:p text:style-name="P2"><text:span text:style-name="T1">N_SOLVE module </text:span><text:span text:style-name="T2">instanti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8.3cm" svg:height="14.1cm" svg:x="30.9cm" svg:y="3.5cm">
          <draw:glue-point draw:id="4" svg:x="-4.944cm" svg:y="-2.352cm"/>
          <draw:glue-point draw:id="5" svg:x="-5cm" svg:y="2.573cm"/>
          <text:p text:style-name="P4"><text:span text:style-name="T3">M</text:span><text:span text:style-name="T3">o</text:span><text:span text:style-name="T3">d</text:span><text:span text:style-name="T3">u</text:span><text:span text:style-name="T3">l</text:span><text:span text:style-name="T3">e</text:span><text:span text:style-name="T3"> </text:span><text:span text:style-name="T3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8.3cm" svg:height="14.1cm" svg:x="20.7cm" svg:y="3.5cm">
          <draw:glue-point draw:id="4" svg:x="-4.944cm" svg:y="-2.352cm"/>
          <draw:glue-point draw:id="5" svg:x="-5cm" svg:y="2.573cm"/>
          <text:p text:style-name="P4"><text:span text:style-name="T3">Module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4" draw:id="id4" draw:layer="layout" svg:width="5.037cm" svg:height="11.621cm" svg:x="6.3cm" svg:y="6.679cm">
          <text:p text:style-name="P2"><text:span text:style-name="T2">Register</text:span></text:p>
          <text:p text:style-name="P2"><text:span text:style-name="T1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xml:id="id3" draw:id="id3" draw:layer="layout" svg:width="3.465cm" svg:height="2.971cm" svg:x="0.991cm" svg:y="11.017cm">
          <draw:text-box>
            <text:p text:style-name="P7"><text:span text:style-name="T4">CPU</text:span><text:span text:style-name="T5"> i</text:span><text:span text:style-name="T1">/f</text:span></text:p>
            <text:p text:style-name="P7"><text:span text:style-name="T1">(Native)</text:span></text:p>
          </draw:text-box>
        </draw:frame>
        <draw:connector draw:style-name="gr6" draw:text-style-name="P9" draw:layer="layout" draw:line-skew="0.858cm" svg:x1="2.828cm" svg:y1="19.793cm" svg:x2="18.857cm" svg:y2="27.512cm" draw:start-shape="id1" draw:start-glue-point="1" draw:end-shape="id2" draw:end-glue-point="7" svg:d="M2828 19793h8872v7719h7157" svg:viewBox="0 0 16030 7720">
          <text:p/>
        </draw:connector>
        <draw:connector draw:style-name="gr7" draw:text-style-name="P9" draw:layer="layout" svg:x1="4.456cm" svg:y1="12.502cm" svg:x2="6.3cm" svg:y2="12.489cm" draw:start-shape="id3" draw:start-glue-point="1" draw:end-shape="id4" draw:end-glue-point="3" svg:d="M4456 12502h921v-13h923" svg:viewBox="0 0 1845 14">
          <text:p/>
        </draw:connector>
        <draw:custom-shape draw:style-name="gr8" draw:text-style-name="P10" xml:id="id5" draw:id="id5" draw:layer="layout" svg:width="0.558cm" svg:height="0.792cm" draw:transform="rotate (1.5707963267949) translate (10.45cm 17.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6" draw:text-style-name="P9" draw:layer="layout" svg:x1="2.828cm" svg:y1="19.793cm" svg:x2="11.242cm" svg:y2="17.121cm" draw:start-shape="id1" draw:start-glue-point="1" draw:end-shape="id5" draw:end-glue-point="7" svg:d="M2828 19793h8916v-2672h-502" svg:viewBox="0 0 8917 2673">
          <text:p/>
        </draw:connector>
        <draw:frame draw:style-name="gr9" draw:text-style-name="P11" xml:id="id1" draw:id="id1" draw:layer="layout" svg:width="1.628cm" svg:height="1.501cm" svg:x="1.2cm" svg:y="19.043cm">
          <draw:text-box>
            <text:p text:style-name="P7"><text:span text:style-name="T6">cl</text:span><text:span text:style-name="T6">k</text:span></text:p>
          </draw:text-box>
        </draw:frame>
        <draw:custom-shape draw:style-name="gr8" draw:text-style-name="P10" xml:id="id2" draw:id="id2" draw:layer="layout" svg:width="0.528cm" svg:height="0.792cm" draw:transform="rotate (-1.5707963267949) translate (19.649cm 27.24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11" xml:id="id6" draw:id="id6" draw:layer="layout" svg:width="1.569cm" svg:height="1.501cm" svg:x="1.2cm" svg:y="20.199cm">
          <draw:text-box>
            <text:p text:style-name="P7"><text:span text:style-name="T6">rst</text:span></text:p>
          </draw:text-box>
        </draw:frame>
        <draw:connector draw:style-name="gr6" draw:text-style-name="P9" draw:layer="layout" svg:x1="2.769cm" svg:y1="20.949cm" svg:x2="8.818cm" svg:y2="18.3cm" draw:start-shape="id6" draw:start-glue-point="1" draw:end-shape="id4" draw:end-glue-point="2" svg:d="M2769 20949h6049v-2649" svg:viewBox="0 0 6050 2650">
          <text:p/>
        </draw:connector>
        <draw:connector draw:style-name="gr6" draw:text-style-name="P9" draw:layer="layout" draw:line-skew="-1.984cm" svg:x1="2.769cm" svg:y1="20.949cm" svg:x2="29.85cm" svg:y2="28.5cm" draw:start-shape="id6" draw:start-glue-point="1" draw:end-shape="id7" draw:end-glue-point="2" svg:d="M2769 20949h6031v8052h21050v-501" svg:viewBox="0 0 27082 8053">
          <text:p/>
        </draw:connector>
        <draw:line draw:style-name="gr11" draw:text-style-name="P12" xml:id="id8" draw:id="id8" draw:layer="layout" svg:x1="11.349cm" svg:y1="7.004cm" svg:x2="18.836cm" svg:y2="7.004cm">
          <text:p/>
        </draw:line>
        <draw:frame draw:style-name="gr12" draw:text-style-name="P11" draw:layer="layout" svg:width="4.522cm" svg:height="1.501cm" svg:x="12.73cm" svg:y="5.933cm">
          <draw:text-box>
            <text:p text:style-name="P7"><text:span text:style-name="T6">v</text:span><text:span text:style-name="T6">a</text:span><text:span text:style-name="T6">l</text:span><text:span text:style-name="T6">i</text:span><text:span text:style-name="T6">d</text:span></text:p>
          </draw:text-box>
        </draw:frame>
        <draw:frame draw:style-name="gr13" draw:text-style-name="P11" draw:layer="layout" svg:width="4.522cm" svg:height="1.502cm" svg:x="12.866cm" svg:y="7.247cm">
          <draw:text-box>
            <text:p text:style-name="P7"><text:span text:style-name="T6">D</text:span><text:span text:style-name="T6">A</text:span><text:span text:style-name="T6">T</text:span><text:span text:style-name="T6">A</text:span><text:span text:style-name="T6">1</text:span></text:p>
          </draw:text-box>
        </draw:frame>
        <draw:frame draw:style-name="gr12" draw:text-style-name="P11" draw:layer="layout" svg:width="4.522cm" svg:height="1.501cm" svg:x="12.598cm" svg:y="10.187cm">
          <draw:text-box>
            <text:p text:style-name="P7"><text:span text:style-name="T6">S</text:span><text:span text:style-name="T6">E</text:span><text:span text:style-name="T6">L</text:span></text:p>
          </draw:text-box>
        </draw:frame>
        <draw:frame draw:style-name="gr14" draw:text-style-name="P11" draw:layer="layout" svg:width="6.42cm" svg:height="1.501cm" svg:x="12.571cm" svg:y="11.715cm">
          <draw:text-box>
            <text:p text:style-name="P7"><text:span text:style-name="T6">SOLVER_SEL</text:span></text:p>
          </draw:text-box>
        </draw:frame>
        <draw:line draw:style-name="gr11" draw:text-style-name="P12" xml:id="id14" draw:id="id14" draw:layer="layout" svg:x1="11.349cm" svg:y1="8.434cm" svg:x2="18.836cm" svg:y2="8.434cm">
          <text:p/>
        </draw:line>
        <draw:line draw:style-name="gr11" draw:text-style-name="P12" xml:id="id16" draw:id="id16" draw:layer="layout" svg:x1="11.349cm" svg:y1="9.958cm" svg:x2="18.836cm" svg:y2="9.958cm">
          <text:p/>
        </draw:line>
        <draw:line draw:style-name="gr11" draw:text-style-name="P12" xml:id="id10" draw:id="id10" draw:layer="layout" svg:x1="11.349cm" svg:y1="11.478cm" svg:x2="18.836cm" svg:y2="11.478cm">
          <text:p/>
        </draw:line>
        <draw:line draw:style-name="gr11" draw:text-style-name="P12" draw:layer="layout" svg:x1="11.349cm" svg:y1="12.994cm" svg:x2="18.836cm" svg:y2="12.994cm">
          <text:p/>
        </draw:line>
        <draw:frame draw:style-name="gr13" draw:text-style-name="P11" draw:layer="layout" svg:width="4.522cm" svg:height="1.502cm" svg:x="12.867cm" svg:y="8.674cm">
          <draw:text-box>
            <text:p text:style-name="P7"><text:span text:style-name="T6">D</text:span><text:span text:style-name="T6">A</text:span><text:span text:style-name="T6">T</text:span><text:span text:style-name="T6">A</text:span><text:span text:style-name="T6">2</text:span></text:p>
          </draw:text-box>
        </draw:frame>
        <draw:line draw:style-name="gr11" draw:text-style-name="P12" xml:id="id13" draw:id="id13" draw:layer="layout" svg:x1="18.9cm" svg:y1="14.6cm" svg:x2="11.3cm" svg:y2="14.6cm">
          <text:p/>
        </draw:line>
        <draw:frame draw:style-name="gr15" draw:text-style-name="P11" draw:layer="layout" svg:width="5.7cm" svg:height="1.276cm" svg:x="12.6cm" svg:y="13.434cm">
          <draw:text-box>
            <text:p text:style-name="P7"><text:span text:style-name="T6">D</text:span><text:span text:style-name="T6">A</text:span><text:span text:style-name="T6">T</text:span><text:span text:style-name="T6">A</text:span><text:span text:style-name="T6">_</text:span><text:span text:style-name="T6">O</text:span><text:span text:style-name="T6">U</text:span><text:span text:style-name="T6">T</text:span></text:p>
          </draw:text-box>
        </draw:frame>
        <draw:line draw:style-name="gr11" draw:text-style-name="P12" xml:id="id12" draw:id="id12" draw:layer="layout" svg:x1="11.349cm" svg:y1="15.905cm" svg:x2="18.836cm" svg:y2="15.905cm">
          <text:p/>
        </draw:line>
        <draw:frame draw:style-name="gr12" draw:text-style-name="P11" draw:layer="layout" svg:width="4.522cm" svg:height="1.501cm" svg:x="12.73cm" svg:y="14.834cm">
          <draw:text-box>
            <text:p text:style-name="P7"><text:span text:style-name="T6">DONE</text:span></text:p>
          </draw:text-box>
        </draw:frame>
        <draw:custom-shape draw:style-name="gr16" draw:text-style-name="P13" xml:id="id15" draw:id="id15" draw:layer="layout" svg:width="3.522cm" svg:height="3.75cm" svg:x="21.068cm" svg:y="4.426cm">
          <draw:glue-point draw:id="4" svg:x="-5cm" svg:y="-2.587cm"/>
          <text:p text:style-name="P4"><text:span text:style-name="T3">DIST</text:span></text:p>
          <text:p text:style-name="P4"><text:span text:style-name="T3">Calcul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1.901cm" svg:height="1.997cm" svg:x="26.493cm" svg:y="6.179cm">
          <text:p text:style-name="P4"><text:span text:style-name="T7">Index</text:span></text:p>
          <text:p text:style-name="P4"><text:span text:style-name="T7">cou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5" xml:id="id11" draw:id="id11" draw:layer="layout" svg:width="7.15cm" svg:height="7.723cm" svg:x="21.124cm" svg:y="9.676cm">
          <draw:glue-point draw:id="4" svg:x="-4.944cm" svg:y="-2.352cm"/>
          <draw:glue-point draw:id="5" svg:x="-5cm" svg:y="2.573cm"/>
          <text:p text:style-name="P4"><text:span text:style-name="T3">K nearest</text:span></text:p>
          <text:p text:style-name="P4"><text:span text:style-name="T3">Regis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12" draw:layer="layout" svg:x1="22.7cm" svg:y1="8.1cm" svg:x2="22.7cm" svg:y2="9.7cm">
          <text:p/>
        </draw:line>
        <draw:frame draw:style-name="gr20" draw:text-style-name="P16" draw:layer="layout" svg:width="2.776cm" svg:height="1.308cm" svg:x="22.794cm" svg:y="8.476cm">
          <draw:text-box>
            <text:p text:style-name="P7"><text:span text:style-name="T7">DIST</text:span></text:p>
          </draw:text-box>
        </draw:frame>
        <draw:connector draw:style-name="gr6" draw:text-style-name="P9" draw:layer="layout" draw:line-skew="-0.496cm" svg:x1="18.836cm" svg:y1="7.004cm" svg:x2="21.102cm" svg:y2="7.846cm" draw:start-shape="id8" draw:start-glue-point="1" draw:end-shape="id9" draw:end-glue-point="7" svg:d="M18836 7004h636v842h1630" svg:viewBox="0 0 2267 843">
          <text:p/>
        </draw:connector>
        <draw:line draw:style-name="gr19" draw:text-style-name="P12" draw:layer="layout" svg:x1="27.2cm" svg:y1="8.2cm" svg:x2="27.2cm" svg:y2="9.7cm">
          <text:p/>
        </draw:line>
        <draw:frame draw:style-name="gr21" draw:text-style-name="P16" draw:layer="layout" svg:width="2.888cm" svg:height="1.308cm" svg:x="27.225cm" svg:y="8.476cm">
          <draw:text-box>
            <text:p text:style-name="P7"><text:span text:style-name="T7">inde</text:span><text:span text:style-name="T7">x</text:span></text:p>
          </draw:text-box>
        </draw:frame>
        <draw:custom-shape draw:style-name="gr22" draw:text-style-name="P10" xml:id="id9" draw:id="id9" draw:layer="layout" svg:width="0.302cm" svg:height="0.294cm" draw:transform="rotate (-1.5707963267949) translate (21.396cm 7.69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2" draw:text-style-name="P10" xml:id="id18" draw:id="id18" draw:layer="layout" svg:width="0.302cm" svg:height="0.315cm" draw:transform="rotate (-1.5707963267949) translate (26.828cm 7.78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6" draw:text-style-name="P9" draw:layer="layout" draw:line-skew="0.482cm" svg:x1="18.836cm" svg:y1="11.478cm" svg:x2="21.165cm" svg:y2="11.721cm" draw:start-shape="id10" draw:start-glue-point="1" draw:end-shape="id11" draw:end-glue-point="4" svg:d="M18836 11478h1626v243h703" svg:viewBox="0 0 2330 244">
          <text:p/>
        </draw:connector>
        <draw:connector draw:style-name="gr6" draw:text-style-name="P9" draw:layer="layout" draw:line-skew="-0.418cm" svg:x1="18.836cm" svg:y1="15.905cm" svg:x2="21.124cm" svg:y2="15.524cm" draw:start-shape="id12" draw:start-glue-point="1" draw:end-shape="id11" draw:end-glue-point="5" svg:d="M18836 15905h726v-381h1562" svg:viewBox="0 0 2289 382">
          <text:p/>
        </draw:connector>
        <draw:custom-shape draw:style-name="gr16" draw:text-style-name="P13" xml:id="id17" draw:id="id17" draw:layer="layout" svg:width="3.522cm" svg:height="3.75cm" svg:x="31.268cm" svg:y="4.426cm">
          <draw:glue-point draw:id="4" svg:x="-5cm" svg:y="-2.587cm"/>
          <text:p text:style-name="P4"><text:span text:style-name="T3">DIST</text:span></text:p>
          <text:p text:style-name="P4"><text:span text:style-name="T3">Calcul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1.901cm" svg:height="1.997cm" svg:x="36.693cm" svg:y="6.179cm">
          <text:p text:style-name="P4"><text:span text:style-name="T7">Index</text:span></text:p>
          <text:p text:style-name="P4"><text:span text:style-name="T7">cou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5" xml:id="id20" draw:id="id20" draw:layer="layout" svg:width="7.15cm" svg:height="7.723cm" svg:x="31.324cm" svg:y="9.676cm">
          <draw:glue-point draw:id="4" svg:x="-4.944cm" svg:y="-2.352cm"/>
          <draw:glue-point draw:id="5" svg:x="-5cm" svg:y="2.573cm"/>
          <text:p text:style-name="P4"><text:span text:style-name="T3">K nearest</text:span></text:p>
          <text:p text:style-name="P4"><text:span text:style-name="T3">Regis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12" draw:layer="layout" svg:x1="32.935cm" svg:y1="8.164cm" svg:x2="32.935cm" svg:y2="9.646cm">
          <text:p/>
        </draw:line>
        <draw:frame draw:style-name="gr20" draw:text-style-name="P16" draw:layer="layout" svg:width="2.776cm" svg:height="1.308cm" svg:x="32.994cm" svg:y="8.476cm">
          <draw:text-box>
            <text:p text:style-name="P7"><text:span text:style-name="T7">DIS</text:span><text:span text:style-name="T7">T</text:span></text:p>
          </draw:text-box>
        </draw:frame>
        <draw:line draw:style-name="gr19" draw:text-style-name="P12" draw:layer="layout" svg:x1="37.375cm" svg:y1="8.164cm" svg:x2="37.375cm" svg:y2="9.646cm">
          <text:p/>
        </draw:line>
        <draw:frame draw:style-name="gr21" draw:text-style-name="P16" draw:layer="layout" svg:width="2.888cm" svg:height="1.308cm" svg:x="37.425cm" svg:y="8.476cm">
          <draw:text-box>
            <text:p text:style-name="P7"><text:span text:style-name="T7">index</text:span></text:p>
          </draw:text-box>
        </draw:frame>
        <draw:custom-shape draw:style-name="gr22" draw:text-style-name="P10" xml:id="id19" draw:id="id19" draw:layer="layout" svg:width="0.302cm" svg:height="0.294cm" draw:transform="rotate (-1.5707963267949) translate (31.596cm 7.69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2" draw:text-style-name="P10" xml:id="id21" draw:id="id21" draw:layer="layout" svg:width="0.302cm" svg:height="0.315cm" draw:transform="rotate (-1.5707963267949) translate (37.028cm 7.78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6" draw:text-style-name="P9" draw:layer="layout" svg:x1="18.9cm" svg:y1="14.6cm" svg:x2="21.124cm" svg:y2="13.537cm" draw:start-shape="id13" draw:start-glue-point="1" draw:end-shape="id11" draw:end-glue-point="3" svg:d="M18900 14600h1112v-1063h1112" svg:viewBox="0 0 2225 1064">
          <text:p/>
        </draw:connector>
        <draw:connector draw:style-name="gr6" draw:text-style-name="P9" draw:layer="layout" svg:x1="18.836cm" svg:y1="8.434cm" svg:x2="21.068cm" svg:y2="5.331cm" draw:start-shape="id14" draw:start-glue-point="1" draw:end-shape="id15" draw:end-glue-point="4" svg:d="M18836 8434h1116v-3103h1116" svg:viewBox="0 0 2233 3104">
          <text:p/>
        </draw:connector>
        <draw:connector draw:style-name="gr6" draw:text-style-name="P9" draw:layer="layout" draw:line-skew="0.398cm" svg:x1="18.836cm" svg:y1="9.958cm" svg:x2="21.068cm" svg:y2="6.301cm" draw:start-shape="id16" draw:start-glue-point="1" draw:end-shape="id15" draw:end-glue-point="3" svg:d="M18836 9958h1514v-3657h718" svg:viewBox="0 0 2233 3658">
          <text:p/>
        </draw:connector>
        <draw:connector draw:style-name="gr6" draw:text-style-name="P9" draw:layer="layout" draw:line-skew="-0.567cm -5.877cm 1.92cm" svg:x1="21.068cm" svg:y1="5.331cm" svg:x2="31.268cm" svg:y2="5.331cm" draw:start-shape="id15" draw:start-glue-point="4" draw:end-shape="id17" draw:end-glue-point="4" svg:d="M21068 5331h-1068v-2531h9849v2531h1419" svg:viewBox="0 0 11269 2532">
          <text:p/>
        </draw:connector>
        <draw:connector draw:style-name="gr6" draw:text-style-name="P9" draw:layer="layout" draw:line-skew="-0.167cm -5.477cm 1.52cm" svg:x1="21.068cm" svg:y1="6.301cm" svg:x2="31.268cm" svg:y2="6.301cm" draw:start-shape="id15" draw:start-glue-point="3" draw:end-shape="id17" draw:end-glue-point="3" svg:d="M21068 6301h-668v-3101h9049v3101h1819" svg:viewBox="0 0 10869 3102">
          <text:p/>
        </draw:connector>
        <draw:connector draw:style-name="gr6" draw:text-style-name="P9" draw:layer="layout" draw:line-skew="0cm 0cm 1.346cm" svg:x1="21.102cm" svg:y1="7.846cm" svg:x2="26.513cm" svg:y2="7.941cm" draw:start-shape="id9" draw:start-glue-point="7" draw:end-shape="id18" draw:end-glue-point="7" svg:d="M21102 7846h-502v653h4700v-558h1213" svg:viewBox="0 0 5914 654">
          <text:p/>
        </draw:connector>
        <draw:connector draw:style-name="gr6" draw:text-style-name="P9" draw:layer="layout" draw:line-skew="-1.1cm -5.999cm 4.151cm" svg:x1="21.102cm" svg:y1="7.846cm" svg:x2="31.302cm" svg:y2="7.846cm" draw:start-shape="id9" draw:start-glue-point="7" draw:end-shape="id19" draw:end-glue-point="7" svg:d="M21102 7846h-1602v-5346h11000v5346h802" svg:viewBox="0 0 11803 5347">
          <text:p/>
        </draw:connector>
        <draw:connector draw:style-name="gr6" draw:text-style-name="P9" draw:layer="layout" draw:line-skew="-0.623cm 0.501cm 0.401cm" svg:x1="21.124cm" svg:y1="13.537cm" svg:x2="31.324cm" svg:y2="13.537cm" draw:start-shape="id11" draw:start-glue-point="3" draw:end-shape="id20" draw:end-glue-point="3" svg:d="M21124 13537h-1124v4863h10200v-4863h1124" svg:viewBox="0 0 11325 4864">
          <text:p/>
        </draw:connector>
        <draw:connector draw:style-name="gr6" draw:text-style-name="P9" draw:layer="layout" draw:line-skew="-0.223cm 0cm -0.099cm" svg:x1="21.165cm" svg:y1="11.721cm" svg:x2="31.365cm" svg:y2="11.721cm" draw:start-shape="id11" draw:start-glue-point="4" draw:end-shape="id20" draw:end-glue-point="4" svg:d="M21165 11721h-765v6178h9300v-6178h1665" svg:viewBox="0 0 10966 6179">
          <text:p/>
        </draw:connector>
        <draw:connector draw:style-name="gr6" draw:text-style-name="P9" draw:layer="layout" draw:line-skew="-1.023cm 1.001cm 0.801cm" svg:x1="21.124cm" svg:y1="15.524cm" svg:x2="31.324cm" svg:y2="15.524cm" draw:start-shape="id11" draw:start-glue-point="5" draw:end-shape="id20" draw:end-glue-point="5" svg:d="M21124 15524h-1524v3376h11000v-3376h724" svg:viewBox="0 0 11725 3377">
          <text:p/>
        </draw:connector>
        <draw:connector draw:style-name="gr6" draw:text-style-name="P9" draw:layer="layout" draw:line-skew="0cm 0cm 1.346cm" svg:x1="31.302cm" svg:y1="7.846cm" svg:x2="36.713cm" svg:y2="7.941cm" draw:start-shape="id19" draw:start-glue-point="7" draw:end-shape="id21" draw:end-glue-point="7" svg:d="M31302 7846h-502v653h4700v-558h1213" svg:viewBox="0 0 5914 654">
          <text:p/>
        </draw:connector>
        <draw:custom-shape draw:style-name="gr23" draw:text-style-name="P18" draw:layer="layout" svg:width="8.3cm" svg:height="7.5cm" svg:x="31.1cm" svg:y="20.6cm">
          <draw:glue-point draw:id="4" svg:x="-4.944cm" svg:y="-2.352cm"/>
          <draw:glue-point draw:id="5" svg:x="-5cm" svg:y="2.573cm"/>
          <text:p text:style-name="P17"><text:span text:style-name="T8">Module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9" draw:layer="layout" svg:width="1.3cm" svg:height="1.6cm" svg:x="21.7cm" svg:y="2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9" draw:layer="layout" svg:width="1.3cm" svg:height="1.6cm" svg:x="24.301cm" svg:y="23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9" draw:layer="layout" svg:width="1.3cm" svg:height="1.6cm" svg:x="27.101cm" svg:y="23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9T17:27:12.558650166</meta:creation-date>
    <dc:date>2020-12-29T13:29:37.028502372</dc:date>
    <meta:editing-duration>PT15H15M2S</meta:editing-duration>
    <meta:editing-cycles>38</meta:editing-cycles>
    <meta:generator>LibreOffice/6.0.7.3$Linux_X86_64 LibreOffice_project/00m0$Build-3</meta:generator>
    <meta:document-statistic meta:object-count="65"/>
  </office:meta>
</office:document-meta>
</file>